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20W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D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D-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D2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D5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D8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D8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D8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E5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E5-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E5-1a_E13-1P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E5-1a_E13-1P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M1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M1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M1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M1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-6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0-15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0-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0-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0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1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1-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1-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2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2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2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2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4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4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4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4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4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5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6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6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6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6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16-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1m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2m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3m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2-4m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4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4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3-8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7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7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7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8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8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8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4-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1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5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1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1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4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6-4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7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7-1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7-1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7-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7-20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7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7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8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8-1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8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8-3bp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8-3ep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8-3fp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8-3gp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R9-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1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1-1o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3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3-1o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3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3-2o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4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5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S5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0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0c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0c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0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0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1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1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3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3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5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5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1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2a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2a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3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3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4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4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5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5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6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6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8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-8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1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1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3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3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0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1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2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2-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2-2m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3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3-1m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3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3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3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4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4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4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5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7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9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9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9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9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19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3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3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6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-7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5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25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3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3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3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3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3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3-5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1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1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3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3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5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5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6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4-6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5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5-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5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5-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6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6-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6-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6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7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7-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7-1a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8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9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US/</text:p>
          </table:table-cell>
          <table:table-cell office:value-type="string" calcext:value-type="string">
            <text:p>US_W9-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7:32:22.9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7:32:28.399000000</meta:creation-date>
    <meta:editing-duration>PT8H45M5S</meta:editing-duration>
    <meta:editing-cycles>2</meta:editing-cycles>
    <meta:generator>LibreOffice/5.2.0.4$Windows_x86 LibreOffice_project/066b007f5ebcc236395c7d282ba488bca6720265</meta:generator>
    <dc:date>2016-08-22T03:58:41.844000000</dc:date>
    <meta:document-statistic meta:table-count="1" meta:cell-count="4352" meta:object-count="0"/>
  </office:meta>
</office:document-meta>
</file>